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15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ce9" style:family="table-cell" style:parent-style-name="Default">
      <style:map style:condition="cell-content()=0" style:apply-style-name="Default" style:base-cell-address="Sheet1.K1"/>
      <style:map style:condition="cell-content()&gt;0.5" style:apply-style-name="Good" style:base-cell-address="Sheet1.K1"/>
      <style:map style:condition="cell-content()&lt;=0.5" style:apply-style-name="Bad" style:base-cell-address="Sheet1.K1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1.8299in" fo:min-width="3.4299in"/>
    </style:style>
    <style:style style:name="gr2" style:family="graphic">
      <style:graphic-properties draw:textarea-horizontal-align="justify" draw:textarea-vertical-align="middle" draw:auto-grow-height="false" fo:min-height="1.4382in" fo:min-width="0.8346in"/>
    </style:style>
    <style:style style:name="gr3" style:family="graphic">
      <style:graphic-properties draw:textarea-horizontal-align="justify" draw:textarea-vertical-align="middle" draw:auto-grow-height="false" fo:min-height="0.8315in" fo:min-width="1.6528in"/>
    </style:style>
    <style:style style:name="gr4" style:family="graphic">
      <style:graphic-properties draw:textarea-horizontal-align="justify" draw:textarea-vertical-align="middle" draw:auto-grow-height="false" fo:min-height="1.6106in" fo:min-width="1.3654in"/>
    </style:style>
    <style:style style:name="gr5" style:family="graphic">
      <style:graphic-properties draw:textarea-horizontal-align="justify" draw:textarea-vertical-align="middle" draw:auto-grow-height="false" fo:min-height="0.1622in" fo:min-width="4.2693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Food</text:p>
          </table:table-cell>
          <table:table-cell table:style-name="ce1"/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Nutrition</text:p>
          </table:table-cell>
          <table:table-cell table:style-name="ce1"/>
          <table:table-cell table:style-name="ce1" office:value-type="string" calcext:value-type="string">
            <text:p>Serving</text:p>
          </table:table-cell>
          <table:table-cell table:style-name="ce1"/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Nutrition</text:p>
          </table:table-cell>
          <table:table-cell table:style-name="ce1"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Kal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36" calcext:value-type="float">
            <text:p>36</text:p>
          </table:table-cell>
          <table:table-cell table:style-name="ce3" table:formula="of:=([.D2]/[.C2])*[.H2]" office:value-type="float" office:value="382.978723404255" calcext:value-type="float">
            <text:p>383</text:p>
          </table:table-cell>
          <table:table-cell table:formula="of:=[.A2]" office:value-type="string" office:string-value="Kale" calcext:value-type="string">
            <text:p>Kale</text:p>
          </table:table-cell>
          <table:table-cell table:formula="of:=[.I2]/[.H2]" office:value-type="float" office:value="10.6382978723404" calcext:value-type="float">
            <text:p>10.6382978723404</text:p>
          </table:table-cell>
        </table:table-row>
        <table:table-row table:style-name="ro1">
          <table:table-cell office:value-type="string" calcext:value-type="string">
            <text:p>Carrot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table:formula="of:=([.D3]/[.C3])*[.H3]" office:value-type="float" office:value="77.9574468085106" calcext:value-type="float">
            <text:p>78</text:p>
          </table:table-cell>
          <table:table-cell table:formula="of:=[.A3]" office:value-type="string" office:string-value="Carrots" calcext:value-type="string">
            <text:p>Carrots</text:p>
          </table:table-cell>
          <table:table-cell table:formula="of:=[.I3]/[.H3]" office:value-type="float" office:value="4.87234042553192" calcext:value-type="float">
            <text:p>4.87234042553192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3" table:formula="of:=([.D4]/[.C4])*[.H4]" office:value-type="float" office:value="406.297872340426" calcext:value-type="float">
            <text:p>406</text:p>
          </table:table-cell>
          <table:table-cell table:formula="of:=[.A4]" office:value-type="string" office:string-value="Cabbage" calcext:value-type="string">
            <text:p>Cabbage</text:p>
          </table:table-cell>
          <table:table-cell table:formula="of:=[.I4]/[.H4]" office:value-type="float" office:value="4.61702127659575" calcext:value-type="float">
            <text:p>4.61702127659575</text:p>
          </table:table-cell>
        </table:table-row>
        <table:table-row table:style-name="ro1">
          <table:table-cell office:value-type="string" calcext:value-type="string">
            <text:p>Strawberri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" table:formula="of:=([.D5]/[.C5])*[.H5]" office:value-type="float" office:value="89.063829787234" calcext:value-type="float">
            <text:p>89</text:p>
          </table:table-cell>
          <table:table-cell table:formula="of:=[.A5]" office:value-type="string" office:string-value="Strawberries" calcext:value-type="string">
            <text:p>Strawberries</text:p>
          </table:table-cell>
          <table:table-cell table:formula="of:=[.I5]/[.H5]" office:value-type="float" office:value="1.93617021276596" calcext:value-type="float">
            <text:p>1.93617021276596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" table:formula="of:=([.D6]/[.C6])*[.H6]" office:value-type="float" office:value="43.0425531914894" calcext:value-type="float">
            <text:p>43</text:p>
          </table:table-cell>
          <table:table-cell table:formula="of:=[.A6]" office:value-type="string" office:string-value="Grapes" calcext:value-type="string">
            <text:p>Grapes</text:p>
          </table:table-cell>
          <table:table-cell table:formula="of:=[.I6]/[.H6]" office:value-type="float" office:value="1.26595744680851" calcext:value-type="float">
            <text:p>1.2659574468085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3" table:formula="of:=([.D7]/[.C7])*[.H7]" office:value-type="float" office:value="95.9148936170213" calcext:value-type="float">
            <text:p>96</text:p>
          </table:table-cell>
          <table:table-cell table:formula="of:=[.A7]" office:value-type="string" office:string-value="Orange" calcext:value-type="string">
            <text:p>Orange</text:p>
          </table:table-cell>
          <table:table-cell table:formula="of:=[.I7]/[.H7]" office:value-type="float" office:value="1.04255319148936" calcext:value-type="float">
            <text:p>1.04255319148936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block</text:p>
          </table:table-cell>
          <table:table-cell office:value-type="float" office:value="190" calcext:value-type="float">
            <text:p>190</text:p>
          </table:table-cell>
          <table:table-cell table:style-name="ce3" table:formula="of:=([.D8]/[.C8])*[.H8]" office:value-type="float" office:value="165.744680851064" calcext:value-type="float">
            <text:p>166</text:p>
          </table:table-cell>
          <table:table-cell table:formula="of:=[.A8]" office:value-type="string" office:string-value="Tofu" calcext:value-type="string">
            <text:p>Tofu</text:p>
          </table:table-cell>
          <table:table-cell table:formula="of:=[.I8]/[.H8]" office:value-type="float" office:value="0.872340425531915" calcext:value-type="float">
            <text:p>0.872340425531915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3" table:formula="of:=([.D9]/[.C9])*[.H9]" office:value-type="float" office:value="53" calcext:value-type="float">
            <text:p>53</text:p>
          </table:table-cell>
          <table:table-cell table:formula="of:=[.A9]" office:value-type="string" office:string-value="Apple" calcext:value-type="string">
            <text:p>Apple</text:p>
          </table:table-cell>
          <table:table-cell table:formula="of:=[.I9]/[.H9]" office:value-type="float" office:value="0.563829787234043" calcext:value-type="float">
            <text:p>0.563829787234043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166" calcext:value-type="float">
            <text:p>166</text:p>
          </table:table-cell>
          <table:table-cell table:style-name="ce3" table:formula="of:=([.D10]/[.C10])*[.H10]" office:value-type="float" office:value="63.5744680851064" calcext:value-type="float">
            <text:p>64</text:p>
          </table:table-cell>
          <table:table-cell table:formula="of:=[.A10]" office:value-type="string" office:string-value="Oatmeal" calcext:value-type="string">
            <text:p>Oatmeal</text:p>
          </table:table-cell>
          <table:table-cell table:formula="of:=[.I10]/[.H10]" office:value-type="float" office:value="0.382978723404255" calcext:value-type="float">
            <text:p>0.382978723404255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3" table:formula="of:=([.D11]/[.C11])*[.H11]" office:value-type="float" office:value="23.7446808510638" calcext:value-type="float">
            <text:p>24</text:p>
          </table:table-cell>
          <table:table-cell table:formula="of:=[.A11]" office:value-type="string" office:string-value="Eggs" calcext:value-type="string">
            <text:p>Eggs</text:p>
          </table:table-cell>
          <table:table-cell table:formula="of:=[.I11]/[.H11]" office:value-type="float" office:value="0.329787234042553" calcext:value-type="float">
            <text:p>0.329787234042553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122" calcext:value-type="float">
            <text:p>122</text:p>
          </table:table-cell>
          <table:table-cell table:style-name="ce3" table:formula="of:=([.D12]/[.C12])*[.H12]" office:value-type="float" office:value="40.2340425531915" calcext:value-type="float">
            <text:p>40</text:p>
          </table:table-cell>
          <table:table-cell table:formula="of:=[.A12]" office:value-type="string" office:string-value="Milk" calcext:value-type="string">
            <text:p>Milk</text:p>
          </table:table-cell>
          <table:table-cell table:formula="of:=[.I12]/[.H12]" office:value-type="float" office:value="0.329787234042553" calcext:value-type="float">
            <text:p>0.329787234042553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3" table:formula="of:=([.D13]/[.C13])*[.H13]" office:value-type="float" office:value="33.5106382978723" calcext:value-type="float">
            <text:p>34</text:p>
          </table:table-cell>
          <table:table-cell table:formula="of:=[.A13]" office:value-type="string" office:string-value="Bananas" calcext:value-type="string">
            <text:p>Bananas</text:p>
          </table:table-cell>
          <table:table-cell table:formula="of:=[.I13]/[.H13]" office:value-type="float" office:value="0.319148936170213" calcext:value-type="float">
            <text:p>0.319148936170213</text:p>
          </table:table-cell>
        </table:table-row>
        <table:table-row table:style-name="ro1">
          <table:table-cell office:value-type="string" calcext:value-type="string">
            <text:p>Whole Wheat Bread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table:formula="of:=([.D14]/[.C14])*[.H14]" office:value-type="float" office:value="25.531914893617" calcext:value-type="float">
            <text:p>26</text:p>
          </table:table-cell>
          <table:table-cell table:formula="of:=[.A14]" office:value-type="string" office:string-value="Whole Wheat Bread" calcext:value-type="string">
            <text:p>Whole Wheat Bread</text:p>
          </table:table-cell>
          <table:table-cell table:formula="of:=[.I14]/[.H14]" office:value-type="float" office:value="0.319148936170213" calcext:value-type="float">
            <text:p>0.319148936170213</text:p>
          </table:table-cell>
        </table:table-row>
        <table:table-row table:style-name="ro1">
          <table:table-cell office:value-type="string" calcext:value-type="string">
            <text:p>Chicken Sandwi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table:formula="of:=[.A15]" office:value-type="string" office:string-value="Chicken Sandwich" calcext:value-type="string">
            <text:p>Chicken Sandwich</text:p>
          </table:table-cell>
          <table:table-cell table:formula="of:=[.I15]/[.H15]" office:value-type="float" office:value="0.296875" calcext:value-type="float">
            <text:p>0.296875</text:p>
          </table:table-cell>
        </table:table-row>
        <table:table-row table:style-name="ro1">
          <table:table-cell office:value-type="string" calcext:value-type="string">
            <text:p>Chicken Breast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3" table:formula="of:=([.D16]/[.C16])*[.H16]" office:value-type="float" office:value="50.5531914893617" calcext:value-type="float">
            <text:p>51</text:p>
          </table:table-cell>
          <table:table-cell table:formula="of:=[.A16]" office:value-type="string" office:string-value="Chicken Breast" calcext:value-type="string">
            <text:p>Chicken Breast</text:p>
          </table:table-cell>
          <table:table-cell table:formula="of:=[.I16]/[.H16]" office:value-type="float" office:value="0.25531914893617" calcext:value-type="float">
            <text:p>0.25531914893617</text:p>
          </table:table-cell>
        </table:table-row>
        <table:table-row table:style-name="ro1">
          <table:table-cell office:value-type="string" calcext:value-type="string">
            <text:p>French Fri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grams</text:p>
          </table:table-cell>
          <table:table-cell office:value-type="float" office:value="365" calcext:value-type="float">
            <text:p>365</text:p>
          </table:table-cell>
          <table:table-cell table:style-name="ce3" table:formula="of:=([.D17]/[.C17])*[.H17]" office:value-type="float" office:value="46.5957446808511" calcext:value-type="float">
            <text:p>47</text:p>
          </table:table-cell>
          <table:table-cell table:formula="of:=[.A17]" office:value-type="string" office:string-value="French Fries" calcext:value-type="string">
            <text:p>French Fries</text:p>
          </table:table-cell>
          <table:table-cell table:formula="of:=[.I17]/[.H17]" office:value-type="float" office:value="0.127659574468085" calcext:value-type="float">
            <text:p>0.127659574468085</text:p>
          </table:table-cell>
        </table:table-row>
        <table:table-row table:style-name="ro1">
          <table:table-cell office:value-type="string" calcext:value-type="string">
            <text:p>White Pasta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z</text:p>
          </table:table-cell>
          <table:table-cell office:value-type="float" office:value="190" calcext:value-type="float">
            <text:p>190</text:p>
          </table:table-cell>
          <table:table-cell table:style-name="ce3" table:formula="of:=([.D18]/[.C18])*[.H18]" office:value-type="float" office:value="22.2340425531915" calcext:value-type="float">
            <text:p>22</text:p>
          </table:table-cell>
          <table:table-cell table:formula="of:=[.A18]" office:value-type="string" office:string-value="White Pasta" calcext:value-type="string">
            <text:p>White Pasta</text:p>
          </table:table-cell>
          <table:table-cell table:formula="of:=[.I18]/[.H18]" office:value-type="float" office:value="0.117021276595745" calcext:value-type="float">
            <text:p>0.117021276595745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273" calcext:value-type="float">
            <text:p>273</text:p>
          </table:table-cell>
          <table:table-cell table:style-name="ce3" table:formula="of:=([.D19]/[.C19])*[.H19]" office:value-type="float" office:value="26.1382978723404" calcext:value-type="float">
            <text:p>26</text:p>
          </table:table-cell>
          <table:table-cell table:formula="of:=[.A19]" office:value-type="string" office:string-value="Ice Cream" calcext:value-type="string">
            <text:p>Ice Cream</text:p>
          </table:table-cell>
          <table:table-cell table:formula="of:=[.I19]/[.H19]" office:value-type="float" office:value="0.0957446808510638" calcext:value-type="float">
            <text:p>0.095744680851064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K1:Sheet1.K1048576">
            <calcext:condition calcext:apply-style-name="Default" calcext:value="=0" calcext:base-cell-address="Sheet1.K1"/>
            <calcext:condition calcext:apply-style-name="Good" calcext:value="&gt;0.5" calcext:base-cell-address="Sheet1.K1"/>
            <calcext:condition calcext:apply-style-name="Bad" calcext:value="&lt;=0.5" calcext:base-cell-address="Sheet1.K1"/>
          </calcext:conditional-format>
        </calcext:conditional-formats>
      </table:table>
      <table:table table:name="Sheet2" table:style-name="ta1">
        <table:shapes>
          <draw:custom-shape draw:z-index="0" draw:style-name="gr1" draw:text-style-name="P1" svg:width="6.8591in" svg:height="3.6598in" svg:x="5.8783in" svg:y="11.607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2" draw:text-style-name="P1" svg:width="1.6685in" svg:height="2.876in" svg:x="5.0248in" svg:y="10.5516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3" draw:text-style-name="P1" svg:width="3.3051in" svg:height="1.6626in" svg:x="6.0083in" svg:y="10.781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4" draw:text-style-name="P1" svg:width="2.7307in" svg:height="3.2209in" svg:x="7.5811in" svg:y="12.433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" draw:style-name="gr5" draw:text-style-name="P1" svg:width="8.5386in" svg:height="0.3236in" svg:x="4.4917in" svg:y="11.116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3" table:default-cell-style-name="ce5"/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upport</text:p>
          </table:table-cell>
          <table:table-cell table:style-name="ce4" office:value-type="string" calcext:value-type="string">
            <text:p>Action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 table:number-columns-spanned="3" table:number-rows-spanned="1">
            <text:p>Look for objects in…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string" calcext:value-type="string">
            <text:p>Inventory</text:p>
          </table:table-cell>
          <table:table-cell table:style-name="Default" office:value-type="string" calcext:value-type="string">
            <text:p>Room</text:p>
          </table:table-cell>
          <table:table-cell table:style-name="Default" office:value-type="string" calcext:value-type="string">
            <text:p>Container</text:p>
          </table:table-cell>
          <table:table-cell/>
          <table:table-cell office:value-type="string" calcext:value-type="string">
            <text:p>Follow Reference</text:p>
          </table:table-cell>
          <table:table-cell office:value-type="string" calcext:value-type="string">
            <text:p>Item Nee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[obj]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 self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 [container]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[container] at [obj]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ntil [time]</text:p>
          </table:table-cell>
          <table:table-cell table:number-columns-repeated="5"/>
          <table:table-cell office:value-type="string" calcext:value-type="string">
            <text:p>Wa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[obj]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ak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[obj]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[obj] from [container]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journal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[button]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button] on [object]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/>
          <table:table-cell table:style-name="Default" table:number-columns-repeated="3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K19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09:20:05.90756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5:36:04.318929000</meta:creation-date>
    <dc:date>2023-01-21T09:50:05.291698479</dc:date>
    <meta:editing-duration>PT7H8S</meta:editing-duration>
    <meta:editing-cycles>3</meta:editing-cycles>
    <meta:generator>LibreOffice/7.0.4.2$Linux_AARCH64 LibreOffice_project/00$Build-2</meta:generator>
    <meta:document-statistic meta:table-count="2" meta:cell-count="205" meta:object-count="5"/>
  </office:meta>
</office:document-meta>
</file>